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imSun" svg:font-family="SimSun, 'WenQuanYi Micro Hei'"/>
    <style:font-face style:name="Mangal" svg:font-family="Mangal, Gubb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239cm" fo:margin-left="-0.176cm" table:align="left" style:writing-mode="lr-tb"/>
    </style:style>
    <style:style style:name="Tabela1.A" style:family="table-column">
      <style:table-column-properties style:column-width="2.207cm"/>
    </style:style>
    <style:style style:name="Tabela1.B" style:family="table-column">
      <style:table-column-properties style:column-width="4.801cm"/>
    </style:style>
    <style:style style:name="Tabela1.C" style:family="table-column">
      <style:table-column-properties style:column-width="1.667cm"/>
    </style:style>
    <style:style style:name="Tabela1.D" style:family="table-column">
      <style:table-column-properties style:column-width="1.568cm"/>
    </style:style>
    <style:style style:name="Tabela1.E" style:family="table-column">
      <style:table-column-properties style:column-width="1.665cm"/>
    </style:style>
    <style:style style:name="Tabela1.F" style:family="table-column">
      <style:table-column-properties style:column-width="1.935cm"/>
    </style:style>
    <style:style style:name="Tabela1.G" style:family="table-column">
      <style:table-column-properties style:column-width="1.912cm"/>
    </style:style>
    <style:style style:name="Tabela1.H" style:family="table-column">
      <style:table-column-properties style:column-width="2.4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ela1.C1" style:family="table-cell">
      <style:table-cell-properties style:vertical-align="middle" fo:background-color="#bfbfbf" fo:padding-left="0.123cm" fo:padding-right="0.123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H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2" style:family="table-row">
      <style:table-row-properties style:min-row-height="0.233cm" fo:keep-together="auto"/>
    </style:style>
    <style:style style:name="Tabela1.H2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3" style:family="table-row">
      <style:table-row-properties style:min-row-height="0.527cm" fo:keep-together="auto"/>
    </style:style>
    <style:style style:name="Tabela1.H3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4" style:family="table-row">
      <style:table-row-properties style:min-row-height="0.159cm" fo:keep-together="auto"/>
    </style:style>
    <style:style style:name="Tabela1.H4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5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6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7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8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9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10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1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12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13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14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15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ela1.H16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P1" style:family="paragraph" style:parent-style-name="Caption">
      <style:text-properties fo:font-size="10pt" style:font-size-asian="10pt"/>
    </style:style>
    <style:style style:name="P2" style:family="paragraph" style:parent-style-name="Caption" style:master-page-name="Standard">
      <style:paragraph-properties style:page-number="auto"/>
      <style:text-properties fo:font-size="10pt" style:font-size-asian="10pt"/>
    </style:style>
    <style:style style:name="P3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2">
      <style:paragraph-properties fo:line-height="150%"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font-size="7pt" style:font-size-asian="7pt"/>
    </style:style>
    <style:style style:name="P8" style:family="paragraph" style:parent-style-name="Heading_20_4">
      <style:paragraph-properties fo:line-height="200%">
        <style:tab-stops>
          <style:tab-stop style:position="0cm"/>
        </style:tab-stops>
      </style:paragraph-properties>
    </style:style>
    <style:style style:name="P9" style:family="paragraph" style:parent-style-name="Heading_20_5">
      <style:paragraph-properties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25cm"/>
        </style:tab-stops>
      </style:paragraph-properties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0pt" fo:font-style="italic" fo:font-weight="normal" style:font-size-asian="10pt" style:font-style-asian="italic" style:font-weight-asian="normal" style:font-name-complex="Arial" style:font-style-complex="italic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0pt" fo:language="en" fo:country="US" fo:font-style="italic" fo:font-weight="normal" style:font-size-asian="10pt" style:font-style-asian="italic" style:font-weight-asian="normal" style:font-name-complex="Arial" style:font-style-complex="italic" style:font-weight-complex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0pt" fo:language="en" fo:country="US" fo:font-style="italic" fo:font-weight="normal" style:font-size-asian="10pt" style:font-style-asian="italic" style:font-weight-asian="normal" style:font-name-complex="Arial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8pt" fo:font-weight="bold" style:font-size-asian="8pt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margin-left="1cm" fo:margin-right="0cm" fo:text-align="justify" style:justify-single-word="false" fo:text-indent="-1cm" style:auto-text-indent="false"/>
    </style:style>
    <style:style style:name="P26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Arial" fo:font-size="10pt" fo:font-weight="bold" style:font-size-asian="10pt" style:font-weight-asian="bold" style:font-name-complex="Arial"/>
    </style:style>
    <style:style style:name="P2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size="10pt" fo:font-style="italic" fo:font-weight="bold" style:font-size-asian="10pt" style:language-asian="zh" style:country-asian="CN" style:font-style-asian="italic" style:font-weight-asian="bold" style:font-name-complex="Arial" style:language-complex="ar" style:country-complex="SA" style:font-style-complex="italic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fo:font-weight="bold" style:font-size-asian="10pt" style:font-weight-asian="bold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5" style:family="text">
      <style:text-properties style:font-name="Arial" fo:font-size="10pt" fo:font-weight="bold" style:font-size-asian="10pt" style:language-asian="zh" style:country-asian="CN" style:font-weight-asian="bold" style:font-name-complex="Arial" style:language-complex="ar" style:country-complex="SA"/>
    </style:style>
    <style:style style:name="T6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7" style:family="text">
      <style:text-properties style:font-name="Arial" fo:font-size="10pt" fo:font-style="italic" fo:font-weight="bold" style:font-size-asian="10pt" style:language-asian="zh" style:country-asian="CN" style:font-style-asian="italic" style:font-weight-asian="bold" style:font-name-complex="Arial" style:language-complex="ar" style:country-complex="SA" style:font-style-complex="italic"/>
    </style:style>
    <style:style style:name="T8" style:family="text">
      <style:text-properties style:font-name="Arial" fo:font-size="10pt" fo:font-style="italic" fo:font-weight="bold" style:font-size-asian="10pt" style:language-asian="zh" style:country-asian="CN" style:font-style-asian="italic" style:font-weight-asian="bold" style:font-name-complex="Arial" style:language-complex="ar" style:country-complex="SA" style:font-style-complex="italic"/>
    </style:style>
    <style:style style:name="T9" style:family="text">
      <style:text-properties style:font-name="Arial" fo:font-size="10pt" fo:font-style="italic" style:text-underline-style="solid" style:text-underline-width="auto" style:text-underline-color="font-color" fo:font-weight="bold" style:font-size-asian="10pt" style:language-asian="zh" style:country-asian="CN" style:font-style-asian="italic" style:font-weight-asian="bold" style:font-name-complex="Arial" style:language-complex="ar" style:country-complex="SA" style:font-style-complex="italic"/>
    </style:style>
    <style:style style:name="T10" style:family="text">
      <style:text-properties style:font-name="Arial" fo:font-size="10pt" fo:font-style="italic" fo:font-weight="normal" style:font-size-asian="10pt" style:font-style-asian="italic" style:font-weight-asian="normal" style:font-name-complex="Arial" style:font-style-complex="italic" style:font-weight-complex="bold"/>
    </style:style>
    <style:style style:name="T11" style:family="text"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/>
    </style:style>
    <style:style style:name="T12" style:family="text">
      <style:text-properties style:font-name="Arial" fo:font-size="10pt" fo:language="pt" fo:country="BR" fo:font-style="italic" style:text-underline-style="solid" style:text-underline-width="auto" style:text-underline-color="font-color" fo:font-weight="bold" style:font-size-asian="10pt" style:language-asian="zh" style:country-asian="CN" style:font-style-asian="italic" style:font-weight-asian="bold" style:font-name-complex="Arial" style:language-complex="ar" style:country-complex="SA" style:font-style-complex="italic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4" style:family="text">
      <style:text-properties style:font-name="Arial" fo:font-size="11pt" fo:font-weight="bold" style:font-size-asian="11pt" style:font-weight-asian="bold" style:font-name-complex="Arial"/>
    </style:style>
    <style:style style:name="T15" style:family="text">
      <style:text-properties style:font-name="Arial" style:font-name-complex="Arial"/>
    </style:style>
    <style:style style:name="T16" style:family="text">
      <style:text-properties style:font-name="Arial" fo:font-size="8pt" fo:font-weight="bold" style:font-size-asian="8pt" style:font-weight-asian="bold" style:font-name-complex="Arial"/>
    </style:style>
    <style:style style:name="T17" style:family="text">
      <style:text-properties style:font-name="Arial" fo:font-size="7pt" fo:font-weight="bold" style:font-size-asian="7pt" style:font-weight-asian="bold" style:font-name-complex="Arial"/>
    </style:style>
    <style:style style:name="T18" style:family="text">
      <style:text-properties fo:font-size="8pt" style:font-size-asian="8pt"/>
    </style:style>
    <style:style style:name="T19" style:family="text">
      <style:text-properties style:font-name-asian="Arial"/>
    </style:style>
    <style:style style:name="T20" style:family="text">
      <style:text-properties fo:font-size="7pt" style:font-size-asian="7pt"/>
    </style:style>
    <style:style style:name="fr1" style:family="graphic" style:parent-style-name="Frame">
      <style:graphic-properties fo:margin-left="0.249cm" fo:margin-right="0.249cm" fo:margin-top="0cm" fo:margin-bottom="0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OLE">
      <style:graphic-properties fo:margin-left="0cm" fo:margin-right="0cm" fo:margin-top="0cm" fo:margin-bottom="0cm" style:vertical-pos="from-top" fo:padding="0.002cm" fo:border="none" draw:ole-draw-aspect="1" draw:visible-area-top="0cm" draw:visible-area-width="6.668cm" draw:visible-area-height="8.229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p text:style-name="P2">ESTADO <text:s/>DE <text:s/>MINAS <text:s/>GERAIS</text:p>
        <text:p text:style-name="P1"><draw:frame draw:style-name="fr1" draw:name="Quadro1" text:anchor-type="char" svg:x="0.25cm" svg:y="-1.736cm" svg:width="2.006cm" svg:height="3.298cm" draw:z-index="0"><draw:text-box><text:p text:style-name="P10"><draw:frame draw:style-name="fr2" draw:name="Objeto 3" text:anchor-type="as-char" svg:y="0.415cm" svg:width="2cm" svg:height="2.551cm" draw:z-index="1"><draw:object-ole xlink:href="./Object 2" xlink:type="simple" xlink:show="embed" xlink:actuate="onLoad"/><draw:image xlink:href="./ObjectReplacements/Object 2" xlink:type="simple" xlink:show="embed" xlink:actuate="onLoad"/></draw:frame></text:p></draw:text-box></draw:frame>SECRETARIA DE ESTADO DE EDUCAÇÃO</text:p>
        <text:h text:style-name="P5" text:outline-level="1">SUBSECRETARIA DE GESTÃO DE RECURSOS HUMANOS</text:h>
        <text:p text:style-name="P11">SUPERINTENDÊNCIA DE <text:s/>PESSOAL</text:p>
        <text:p text:style-name="P11"/>
        <text:p text:style-name="P17">ANEXO I</text:p>
        <text:h text:style-name="P9" text:outline-level="5">ESCALA DE AFASTAMENTO EM FÉRIAS-PRÊMIO</text:h>
        <text:p text:style-name="P22"><text:span text:style-name="T14">(</text:span><text:span text:style-name="T15">art. 3º da Resolução Conjunta SEPLAG/SEE Nº 8.656, de 02/07/2012</text:span><text:span text:style-name="T14">)</text:span></text:p>
        <text:p text:style-name="P12"/>
        <text:h text:style-name="P6" text:outline-level="2">Escola: <field:fieldmark-start text:name="Text3" field:type="vnd.oasis.opendocument.field.FORMTEXT"><field:param field:name="Description" field:value=""/><field:param field:name="Name" field:value="Text1"/></field:fieldmark-start><text:span text:style-name="T1">     </text:span><field:fieldmark-end/></text:h>
        <text:p text:style-name="P23"><text:span text:style-name="T4">Cidade</text:span><text:span text:style-name="T2">: </text:span><field:fieldmark-start text:name="Text4" field:type="vnd.oasis.opendocument.field.FORMTEXT"><field:param field:name="Description" field:value=""/><field:param field:name="Name" field:value="Text1"/></field:fieldmark-start><text:span text:style-name="T7">     </text:span><field:fieldmark-end/></text:p>
        <text:h text:style-name="P6" text:outline-level="2">S.R.E. <text:s/>de <text:s/>Governador Valadares.</text:h>
        <text:p text:style-name="P18"/>
        <text:p text:style-name="P24"><text:span text:style-name="T3">Nº de servidores da Escola, com direito ao afastamento em férias-prêmio adquirido após 29/02/2004: </text:span><field:fieldmark-start text:name="Text1" field:type="vnd.oasis.opendocument.field.FORMTEXT"><field:param field:name="Description" field:value=""/><field:param field:name="Name" field:value="Text1"/></field:fieldmark-start><text:span text:style-name="T9">     </text:span><field:fieldmark-end/><text:span text:style-name="T3"> <text:s/>20%: </text:span><field:fieldmark-start text:name="Text5" field:type="vnd.oasis.opendocument.field.FORMTEXT"><field:param field:name="Description" field:value=""/><field:param field:name="Name" field:value="Text1"/></field:fieldmark-start><text:span text:style-name="T9">     </text:span><field:fieldmark-end/><text:span text:style-name="T3"> afastamento(s) <text:s/>no <text:s/>ano.</text:span></text:p>
        <text:p text:style-name="P13"/>
        <text:p text:style-name="P24"><text:span text:style-name="T16">REFERÊNCIA:</text:span><text:span text:style-name="T3"> <text:s/></text:span><field:fieldmark text:name="__Fieldmark__4_2926463261" field:type="vnd.oasis.opendocument.field.FORMCHECKBOX"><field:param field:name="Checkbox_HelpText" field:value=""/><field:param field:name="Checkbox_Name" field:value="CheckBox1"/></field:fieldmark><text:span text:style-name="T3"><text:s/></text:span><text:span text:style-name="T2">1º <text:s/>semestre de</text:span><text:span text:style-name="T3"> </text:span><field:fieldmark-start text:name="Text6" field:type="vnd.oasis.opendocument.field.FORMTEXT"><field:param field:name="Description" field:value=""/><field:param field:name="Name" field:value="Text1"/></field:fieldmark-start><text:span text:style-name="T9">     </text:span><field:fieldmark-end/><text:span text:style-name="T3"> <text:s text:c="2"/></text:span><text:span text:style-name="T2">nº de afastamentos</text:span><text:span text:style-name="T3"> </text:span><field:fieldmark-start text:name="Text7" field:type="vnd.oasis.opendocument.field.FORMTEXT"><field:param field:name="Description" field:value=""/><field:param field:name="Name" field:value="Text1"/></field:fieldmark-start><text:span text:style-name="T9">     </text:span><field:fieldmark-end/><text:span text:style-name="T3"> </text:span><text:span text:style-name="T2">(conforme definição da escola)</text:span></text:p>
        <text:p text:style-name="P13"/>
        <text:p text:style-name="P24"><text:span text:style-name="T6"><text:s text:c="22"/></text:span><field:fieldmark text:name="__Fieldmark__7_2926463261" field:type="vnd.oasis.opendocument.field.FORMCHECKBOX"><field:param field:name="Checkbox_HelpText" field:value=""/><field:param field:name="Checkbox_Name" field:value="CheckBox2"/></field:fieldmark><text:span text:style-name="T3"><text:s/></text:span><text:span text:style-name="T2">2º semestre de</text:span><text:span text:style-name="T3"> <text:s/></text:span><field:fieldmark-start text:name="Text8" field:type="vnd.oasis.opendocument.field.FORMTEXT"><field:param field:name="Description" field:value=""/><field:param field:name="Name" field:value="Text1"/></field:fieldmark-start><text:span text:style-name="T12">     </text:span><field:fieldmark-end/><text:span text:style-name="T3"> <text:s text:c="2"/></text:span><text:span text:style-name="T2">nº de afastamentos</text:span><text:span text:style-name="T3"> </text:span><field:fieldmark-start text:name="Text9" field:type="vnd.oasis.opendocument.field.FORMTEXT"><field:param field:name="Description" field:value=""/><field:param field:name="Name" field:value="Text1"/></field:fieldmark-start><text:span text:style-name="T12">     </text:span><field:fieldmark-end/><text:span text:style-name="T3">.</text:span></text:p>
        <text:p text:style-name="P1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row table:style-name="Tabela1.1">
            <table:table-cell table:style-name="Tabela1.A1" office:value-type="string">
              <text:p text:style-name="P19">MASP</text:p>
            </table:table-cell>
            <table:table-cell table:style-name="Tabela1.A1" office:value-type="string">
              <text:p text:style-name="P19">Solicitante</text:p>
            </table:table-cell>
            <table:table-cell table:style-name="Tabela1.C1" office:value-type="string">
              <text:p text:style-name="P19">Nº Admissão e Cargo completos</text:p>
            </table:table-cell>
            <table:table-cell table:style-name="Tabela1.A1" office:value-type="string">
              <text:p text:style-name="P21">Prioridade</text:p>
              <text:p text:style-name="P20">( Art. 3º § 2º - incisos)</text:p>
            </table:table-cell>
            <table:table-cell table:style-name="Tabela1.A1" office:value-type="string">
              <text:p text:style-name="P21">Desempate</text:p>
              <text:p text:style-name="P20">( Art 3º § 3º - incisos)</text:p>
            </table:table-cell>
            <table:table-cell table:style-name="Tabela1.A1" office:value-type="string">
              <text:h text:style-name="P7" text:outline-level="3">Classificação</text:h>
              <text:p text:style-name="Standard">*saldo</text:p>
            </table:table-cell>
            <table:table-cell table:style-name="Tabela1.A1" office:value-type="string">
              <text:p text:style-name="P21">Deferimentos</text:p>
            </table:table-cell>
            <table:table-cell table:style-name="Tabela1.H1" office:value-type="string">
              <text:p text:style-name="P19">Período de Afastamento</text:p>
            </table:table-cell>
          </table:table-row>
          <table:table-row table:style-name="Tabela1.2">
            <table:table-cell table:style-name="Tabela1.A1" office:value-type="string">
              <text:p text:style-name="P14"><field:fieldmark-start text:name="Text2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10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1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12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13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14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15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2" office:value-type="string">
              <text:p text:style-name="P14"><field:fieldmark-start text:name="Text16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3">
            <table:table-cell table:style-name="Tabela1.A1" office:value-type="string">
              <text:p text:style-name="P14"><field:fieldmark-start text:name="Text17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18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19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20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2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22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23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3" office:value-type="string">
              <text:p text:style-name="P15"><field:fieldmark-start text:name="Text24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4"><field:fieldmark-start text:name="Text25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26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27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28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29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30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3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4" office:value-type="string">
              <text:p text:style-name="P15"><field:fieldmark-start text:name="Text32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4"><field:fieldmark-start text:name="Text33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34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35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36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37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38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39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5" office:value-type="string">
              <text:p text:style-name="P14"><field:fieldmark-start text:name="Text40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4"><field:fieldmark-start text:name="Text4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42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43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44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45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46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47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6" office:value-type="string">
              <text:p text:style-name="P15"><field:fieldmark-start text:name="Text48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4"><field:fieldmark-start text:name="Text49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50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5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52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53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54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55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7" office:value-type="string">
              <text:p text:style-name="P15"><field:fieldmark-start text:name="Text56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4"><field:fieldmark-start text:name="Text57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58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59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60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6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62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63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8" office:value-type="string">
              <text:p text:style-name="P15"><field:fieldmark-start text:name="Text64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4"><field:fieldmark-start text:name="Text65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66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67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68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69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70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7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9" office:value-type="string">
              <text:p text:style-name="P15"><field:fieldmark-start text:name="Text72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4"><field:fieldmark-start text:name="Text73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74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75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76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77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4"><field:fieldmark-start text:name="Text78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79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H10" office:value-type="string">
              <text:p text:style-name="P15"><field:fieldmark-start text:name="Text80" field:type="vnd.oasis.opendocument.field.FORMTEXT"><field:param field:name="Description" field:value=""/><field:param field:name="Name" field:value="Text2"/></field:fieldmark-start>   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5"><field:fieldmark-start text:name="Text81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82" field:type="vnd.oasis.opendocument.field.FORMTEXT"><field:param field:name="Description" field:value=""/><field:param field:name="Name" field:value="Text2"/></field:fieldmark-start>     <field:fieldmark-end/></text:p>
            </table:table-cell>
            <table:table-cell table:style-name="Tabela1.A1" office:value-type="string">
              <text:p text:style-name="P15"><field:fieldmark-start text:name="Text83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84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85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86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87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H11" office:value-type="string">
              <text:p text:style-name="P15"><field:fieldmark-start text:name="Text88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5"><field:fieldmark-start text:name="Text89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0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1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2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3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4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5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H12" office:value-type="string">
              <text:p text:style-name="P15"><field:fieldmark-start text:name="Text96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5"><field:fieldmark-start text:name="Text97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8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99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0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1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2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3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H13" office:value-type="string">
              <text:p text:style-name="P15"><field:fieldmark-start text:name="Text104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5"><field:fieldmark-start text:name="Text105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6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7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8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09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0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1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H14" office:value-type="string">
              <text:p text:style-name="P15"><field:fieldmark-start text:name="Text112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5"><field:fieldmark-start text:name="Text113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4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5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6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7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8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19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H15" office:value-type="string">
              <text:p text:style-name="P15"><field:fieldmark-start text:name="Text120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</table:table-row>
          <table:table-row table:style-name="Tabela1.4">
            <table:table-cell table:style-name="Tabela1.A1" office:value-type="string">
              <text:p text:style-name="P15"><field:fieldmark-start text:name="Text121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22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23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24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25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26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A1" office:value-type="string">
              <text:p text:style-name="P15"><field:fieldmark-start text:name="Text127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  <table:table-cell table:style-name="Tabela1.H16" office:value-type="string">
              <text:p text:style-name="P15"><field:fieldmark-start text:name="Text128" field:type="vnd.oasis.opendocument.field.FORMTEXT"><field:param field:name="Description" field:value=""/><field:param field:name="Name" field:value="Text2"/></field:fieldmark-start><text:span text:style-name="T19">   </text:span>  <field:fieldmark-end/></text:p>
            </table:table-cell>
          </table:table-row>
        </table:table>
        <text:p text:style-name="Text_20_body_20_indent">OBS.: Tratando-se de escala de afastamento para o 2º semestre é necessário informar também o número de servidores que se afastaram no 1º semestre.</text:p>
        <text:p text:style-name="P26"/>
        <text:p text:style-name="P26"/>
        <text:p text:style-name="P26">_________________________________________</text:p>
        <text:p text:style-name="P26">Assinatura do Diretor / Coordenador da Escola</text:p>
        <text:p text:style-name="P25"><text:span text:style-name="T6"><text:s text:c="22"/></text:span><text:span text:style-name="T3">(com carimbo)</text:span></text:p>
        <text:p text:style-name="P26"/>
        <text:p text:style-name="P27"/>
        <text:p text:style-name="P25"><text:span text:style-name="T13">Conferido:</text:span><text:span text:style-name="T3"> <text:s/><text:tab/><text:tab/><text:tab/><text:tab/><text:tab/><text:tab/> <text:s text:c="27"/></text:span><text:span text:style-name="T13">Aprovada a Escala:</text:span></text:p>
        <text:p text:style-name="P27"/>
        <text:h text:style-name="P8" text:outline-level="4">Servidor S.R.E: __________________<text:tab/><text:tab/><text:tab/><text:tab/>Diretor da <text:s/>DIPE _______________________</text:h>
        <text:h text:style-name="P8" text:outline-level="4">Masp.:__________________________<text:tab/><text:tab/><text:tab/><text:tab/>Masp.: _____________________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imSun" svg:font-family="SimSun, 'WenQuanYi Micro Hei'"/>
    <style:font-face style:name="Mangal" svg:font-family="Mangal, Gubb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fo:font-size="13pt" fo:language="pt" fo:country="BR" style:font-name-asian="Times New Roman" style:font-family-asian="'Times New Roman'" style:font-family-generic-asian="roman" style:font-size-asian="13pt" style:language-asian="zh" style:country-asian="CN" style:font-name-complex="Times New Roman" style:font-family-complex="'Times New Roman'" style:font-family-generic-complex="roman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Gubbi" style:font-family-generic-complex="roman"/>
    </style:style>
    <style:style style:name="Caption" style:family="paragraph" style:parent-style-name="Standard" style:next-style-name="Standard" style:class="extra">
      <style:paragraph-properties fo:hyphenation-ladder-count="no-limit"/>
      <style:text-properties style:font-name="Arial" fo:font-family="Arial" style:font-family-generic="swiss" fo:font-size="12pt" fo:font-weight="bold" style:font-size-asian="12pt" style:font-weight-asian="bold" style:font-name-complex="Arial" style:font-family-complex="Arial" style:font-family-generic-complex="swiss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Gubbi" style:font-family-generic-complex="roman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0pt" fo:font-weight="bold" style:font-size-asian="10pt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0pt" fo:font-weight="bold" style:font-size-asian="10pt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8pt" fo:font-weight="bold" style:font-size-asian="8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cm" fo:margin-right="0cm" fo:line-height="150%" fo:text-align="justify" style:justify-single-word="false" fo:text-indent="-1cm" style:auto-text-indent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0pt" fo:font-weight="bold" style:font-size-asian="10pt" style:font-weight-asian="bold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fo:font-size="11pt" fo:font-weight="bold" style:font-size-asian="11pt" style:font-weight-asian="bold" style:font-name-complex="Arial" style:font-family-complex="Arial" style:font-family-generic-complex="swiss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SimSun" style:font-family-asian="SimSun, 'WenQuanYi Micro Hei'" style:font-size-asian="14pt" style:font-name-complex="Mangal" style:font-family-complex="Mangal, Gubbi" style:font-family-generic-complex="roman" style:font-size-complex="14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-1cm" style:auto-text-indent="false"/>
      <style:text-properties style:font-name="Arial" fo:font-family="Arial" style:font-family-generic="swiss" fo:font-size="10pt" fo:font-weight="bold" style:font-size-asian="10pt" style:font-weight-asian="bold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e_20_quadro" style:display-name="Conteúdo de quadro" style:family="paragraph" style:parent-style-name="Text_20_body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Absatz-Standardschriftart" style:family="text"/>
    <style:style style:name="Fonte_20_parág._20_padrão1" style:display-name="Fonte parág. padrão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353cm" fo:margin-bottom="1.27cm" fo:margin-left="1.9cm" fo:margin-right="1.215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34cm" fo:margin-bottom="1.736cm" style:dynamic-spacing="true"/>
      </style:header-style>
      <style:footer-style>
        <style:header-footer-properties fo:min-height="0.231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ESTADO  DE  MINAS  GERAIS</dc:title>
    <meta:initial-creator>sre</meta:initial-creator>
    <meta:creation-date>2013-05-14T10:04:00</meta:creation-date>
    <dc:date>2020-02-28T07:34:53.096136746</dc:date>
    <meta:print-date>2011-08-25T12:15:00</meta:print-date>
    <meta:editing-cycles>7</meta:editing-cycles>
    <meta:editing-duration>P30DT21H42S</meta:editing-duration>
    <meta:document-statistic meta:table-count="1" meta:image-count="0" meta:object-count="1" meta:page-count="1" meta:paragraph-count="152" meta:word-count="540" meta:character-count="2228" meta:non-whitespace-character-count="1354"/>
    <meta:generator>LibreOffice/6.4.0.3$Linux_X86_64 LibreOffice_project/b0a288ab3d2d4774cb44b62f04d5d28733ac6df8</meta:generator>
    <meta:user-defined meta:name="KSOProductBuildVer">1046-10.1.0.6757</meta:user-defined>
  </office:meta>
</office:document-meta>
</file>